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in"/>
    </style:style>
    <style:style style:name="co3" style:family="table-column">
      <style:table-column-properties fo:break-before="auto" style:column-width="1.1409in"/>
    </style:style>
    <style:style style:name="co4" style:family="table-column">
      <style:table-column-properties fo:break-before="auto" style:column-width="0.5161in"/>
    </style:style>
    <style:style style:name="co5" style:family="table-column">
      <style:table-column-properties fo:break-before="auto" style:column-width="1.3193in"/>
    </style:style>
    <style:style style:name="co6" style:family="table-column">
      <style:table-column-properties fo:break-before="auto" style:column-width="1.3791in"/>
    </style:style>
    <style:style style:name="co7" style:family="table-column">
      <style:table-column-properties fo:break-before="auto" style:column-width="0.2764in"/>
    </style:style>
    <style:style style:name="co8" style:family="table-column">
      <style:table-column-properties fo:break-before="auto" style:column-width="0.6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22"/>
    <style:style style:name="ce3" style:family="table-cell" style:parent-style-name="Default" style:data-style-name="N128"/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</style:style>
    <style:style style:name="ce6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26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3"/>
        <table:table-column table:style-name="co1" table:default-cell-style-name="ce3"/>
        <table:table-column table:style-name="co4" table:default-cell-style-name="ce4"/>
        <table:table-column table:style-name="co5" table:default-cell-style-name="ce2"/>
        <table:table-column table:style-name="co3" table:default-cell-style-name="ce3"/>
        <table:table-column table:style-name="co1" table:default-cell-style-name="ce3"/>
        <table:table-column table:style-name="co6" table:default-cell-style-name="ce6"/>
        <table:table-column table:style-name="co5" table:default-cell-style-name="ce7"/>
        <table:table-column table:style-name="co1" table:default-cell-style-name="ce7"/>
        <table:table-column table:style-name="co1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band</text:p>
          </table:table-cell>
          <table:table-cell table:style-name="Default" office:value-type="string" calcext:value-type="string">
            <text:p>Mhz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99792458" calcext:value-type="float">
            <text:p>299792458</text:p>
          </table:table-cell>
          <table:table-cell table:style-name="Default" office:value-type="string" calcext:value-type="string">
            <text:p>m/s</text:p>
          </table:table-cell>
          <table:table-cell table:style-name="Default" office:value-type="string" calcext:value-type="string">
            <text:p>Lamda = c / f</text:p>
          </table:table-cell>
          <table:table-cell table:style-name="Default"/>
          <table:table-cell table:style-name="Default" office:value-type="string" calcext:value-type="string">
            <text:p>vhf1</text:p>
          </table:table-cell>
          <table:table-cell table:style-name="Default" office:value-type="string" calcext:value-type="string">
            <text:p>54 to 88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formula="of:=[.B2]*1000" office:value-type="float" office:value="299792458000" calcext:value-type="float">
            <text:p>299792458000</text:p>
          </table:table-cell>
          <table:table-cell table:style-name="Default" office:value-type="string" calcext:value-type="string">
            <text:p>mm/s</text:p>
          </table:table-cell>
          <table:table-cell table:style-name="Default" table:number-columns-repeated="2"/>
          <table:table-cell table:style-name="Default" office:value-type="string" calcext:value-type="string">
            <text:p>vhf2</text:p>
          </table:table-cell>
          <table:table-cell table:style-name="Default" office:value-type="string" calcext:value-type="string">
            <text:p>174 to 216</text:p>
          </table:table-cell>
          <table:table-cell table:style-name="Default" table:number-columns-repeated="2"/>
          <table:table-cell table:style-name="Default" office:value-type="string" calcext:value-type="string">
            <text:p>pi=</text:p>
          </table:table-cell>
          <table:table-cell table:style-name="Default" table:formula="of:=PI()" office:value-type="float" office:value="3.14159265358979" calcext:value-type="float">
            <text:p>3.14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Lamda = wavelength</text:p>
          </table:table-cell>
          <table:table-cell/>
          <table:table-cell table:style-name="Default" table:number-columns-repeated="3"/>
          <table:table-cell table:style-name="Default" office:value-type="string" calcext:value-type="string">
            <text:p>uhf1</text:p>
          </table:table-cell>
          <table:table-cell table:style-name="Default" office:value-type="string" calcext:value-type="string">
            <text:p>470 to 692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uhf2</text:p>
          </table:table-cell>
          <table:table-cell table:style-name="Default" office:value-type="string" calcext:value-type="string">
            <text:p>698 to 890</text:p>
          </table:table-cell>
          <table:table-cell table:style-name="Default" table:number-columns-repeated="2"/>
          <table:table-cell table:style-name="Default" office:value-type="string" calcext:value-type="string">
            <text:p>data rate</text:p>
          </table:table-cell>
          <table:table-cell table:style-name="Default" office:value-type="string" calcext:value-type="string">
            <text:p>19.3mbps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F = frequency</text:p>
          </table:table-cell>
          <table:table-cell/>
          <table:table-cell table:style-name="Default" office:value-type="string" calcext:value-type="string">
            <text:p>frequency(Hz)</text:p>
          </table:table-cell>
          <table:table-cell table:style-name="Default" office:value-type="string" calcext:value-type="string">
            <text:p>wavelength(mm)</text:p>
          </table:table-cell>
          <table:table-cell table:style-name="Default" office:value-type="string" calcext:value-type="string">
            <text:p>diameter(mm)</text:p>
          </table:table-cell>
          <table:table-cell/>
          <table:table-cell table:style-name="Default" office:value-type="string" calcext:value-type="string">
            <text:p>frequency(Hz)</text:p>
          </table:table-cell>
          <table:table-cell table:style-name="Default" office:value-type="string" calcext:value-type="string">
            <text:p>wavelength(mm)</text:p>
          </table:table-cell>
          <table:table-cell table:style-name="Default" office:value-type="string" calcext:value-type="string">
            <text:p>diameter(mm)</text:p>
          </table:table-cell>
          <table:table-cell table:style-name="ce4"/>
          <table:table-cell table:style-name="Default" table:formula="of:=19300000" office:value-type="float" office:value="19300000" calcext:value-type="float">
            <text:p>19300000</text:p>
          </table:table-cell>
          <table:table-cell table:style-name="Default"/>
          <table:table-cell office:value-type="string" calcext:value-type="string">
            <text:p>comparis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4" office:value-type="string" calcext:value-type="string">
            <text:p>freq</text:p>
          </table:table-cell>
          <table:table-cell table:style-name="Default" office:value-type="string" calcext:value-type="string">
            <text:p>wavelength(mm)</text:p>
          </table:table-cell>
          <table:table-cell table:style-name="Default" office:value-type="string" calcext:value-type="string">
            <text:p>dia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ameter(mm)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x4 loop ID</text:p>
          </table:table-cell>
          <table:table-cell office:value-type="string" calcext:value-type="string">
            <text:p>cycles/synch</text:p>
          </table:table-cell>
          <table:table-cell office:value-type="string" calcext:value-type="string">
            <text:p>2^</text:p>
          </table:table-cell>
          <table:table-cell office:value-type="string" calcext:value-type="string">
            <text:p>lambda/b</text:p>
          </table:table-cell>
          <table:table-cell office:value-type="string" calcext:value-type="string">
            <text:p>synch/b</text:p>
          </table:table-cell>
        </table:table-row>
        <table:table-row table:style-name="ro1">
          <table:table-cell/>
          <table:table-cell table:style-name="ce1" office:value-type="string" calcext:value-type="string">
            <text:p>1Mhz:</text:p>
          </table:table-cell>
          <table:table-cell office:value-type="float" office:value="1000000" calcext:value-type="float">
            <text:p>1,000,000 </text:p>
          </table:table-cell>
          <table:table-cell table:formula="of:=cmm/[.C8]" office:value-type="float" office:value="299792.458" calcext:value-type="float">
            <text:p>299,792.4580</text:p>
          </table:table-cell>
          <table:table-cell table:formula="of:=[.D8]/PI()" office:value-type="float" office:value="95426.9031847388" calcext:value-type="float">
            <text:p>95,426.9032</text:p>
          </table:table-cell>
          <table:table-cell table:style-name="ce5" office:value-type="string" calcext:value-type="string">
            <text:p>6Mhz:</text:p>
          </table:table-cell>
          <table:table-cell office:value-type="float" office:value="6000000" calcext:value-type="float">
            <text:p>6,000,000 </text:p>
          </table:table-cell>
          <table:table-cell table:formula="of:=cmm/[.G8]" office:value-type="float" office:value="49965.4096666667" calcext:value-type="float">
            <text:p>49,965.4097</text:p>
          </table:table-cell>
          <table:table-cell table:formula="of:=[.H8]/PI()" office:value-type="float" office:value="15904.4838641231" calcext:value-type="float">
            <text:p>15,904.4839</text:p>
          </table:table-cell>
          <table:table-cell table:formula="of:=[.K6]" office:value-type="float" office:value="19300000" calcext:value-type="float">
            <text:p>19,300,000 </text:p>
          </table:table-cell>
          <table:table-cell table:formula="of:=cmm/[.K6]" office:value-type="float" office:value="15533.2879792746" calcext:value-type="float">
            <text:p>15533.2880</text:p>
          </table:table-cell>
          <table:table-cell table:formula="of:=[.K8]/PI()" office:value-type="float" office:value="4944.39912874295" calcext:value-type="float">
            <text:p>4944.399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2^[.R8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[.C8]*2" office:value-type="float" office:value="2000000" calcext:value-type="float">
            <text:p>2,000,000 </text:p>
          </table:table-cell>
          <table:table-cell table:formula="of:=cmm/[.C9]" office:value-type="float" office:value="149896.229" calcext:value-type="float">
            <text:p>149,896.2290</text:p>
          </table:table-cell>
          <table:table-cell table:formula="of:=[.D9]/PI()" office:value-type="float" office:value="47713.4515923694" calcext:value-type="float">
            <text:p>47,713.4516</text:p>
          </table:table-cell>
          <table:table-cell/>
          <table:table-cell table:formula="of:=[.G8]*2" office:value-type="float" office:value="12000000" calcext:value-type="float">
            <text:p>12,000,000 </text:p>
          </table:table-cell>
          <table:table-cell table:formula="of:=cmm/[.G9]" office:value-type="float" office:value="24982.7048333333" calcext:value-type="float">
            <text:p>24,982.7048</text:p>
          </table:table-cell>
          <table:table-cell table:formula="of:=[.H9]/PI()" office:value-type="float" office:value="7952.24193206157" calcext:value-type="float">
            <text:p>7,952.2419</text:p>
          </table:table-cell>
          <table:table-cell table:formula="of:=[.J8]*2" office:value-type="float" office:value="38600000" calcext:value-type="float">
            <text:p>38,600,000 </text:p>
          </table:table-cell>
          <table:table-cell table:formula="of:=[.K8]/2" office:value-type="float" office:value="7766.64398963731" calcext:value-type="float">
            <text:p>7766.6440</text:p>
          </table:table-cell>
          <table:table-cell table:formula="of:=[.K9]/PI()" office:value-type="float" office:value="2472.19956437147" calcext:value-type="float">
            <text:p>2472.199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2^[.R9]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formula="of:=[.C9]*2" office:value-type="float" office:value="4000000" calcext:value-type="float">
            <text:p>4,000,000 </text:p>
          </table:table-cell>
          <table:table-cell table:formula="of:=cmm/[.C10]" office:value-type="float" office:value="74948.1145" calcext:value-type="float">
            <text:p>74,948.1145</text:p>
          </table:table-cell>
          <table:table-cell table:formula="of:=[.D10]/PI()" office:value-type="float" office:value="23856.7257961847" calcext:value-type="float">
            <text:p>23,856.7258</text:p>
          </table:table-cell>
          <table:table-cell/>
          <table:table-cell table:formula="of:=[.G9]*2" office:value-type="float" office:value="24000000" calcext:value-type="float">
            <text:p>24,000,000 </text:p>
          </table:table-cell>
          <table:table-cell table:formula="of:=cmm/[.G10]" office:value-type="float" office:value="12491.3524166667" calcext:value-type="float">
            <text:p>12,491.3524</text:p>
          </table:table-cell>
          <table:table-cell table:formula="of:=[.H10]/PI()" office:value-type="float" office:value="3976.12096603079" calcext:value-type="float">
            <text:p>3,976.1210</text:p>
          </table:table-cell>
          <table:table-cell table:formula="of:=[.J9]*2" office:value-type="float" office:value="77200000" calcext:value-type="float">
            <text:p>77,200,000 </text:p>
          </table:table-cell>
          <table:table-cell table:formula="of:=[.K9]/2" office:value-type="float" office:value="3883.32199481865" calcext:value-type="float">
            <text:p>3883.3220</text:p>
          </table:table-cell>
          <table:table-cell table:formula="of:=[.K10]/PI()" office:value-type="float" office:value="1236.09978218574" calcext:value-type="float">
            <text:p>1236.0998</text:p>
          </table:table-cell>
          <table:table-cell table:number-columns-repeated="5"/>
          <table:table-cell table:formula="of:=[.R9]+1" office:value-type="float" office:value="2" calcext:value-type="float">
            <text:p>2</text:p>
          </table:table-cell>
          <table:table-cell table:formula="of:=2^[.R10]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formula="of:=[.C10]*2" office:value-type="float" office:value="8000000" calcext:value-type="float">
            <text:p>8,000,000 </text:p>
          </table:table-cell>
          <table:table-cell table:formula="of:=cmm/[.C11]" office:value-type="float" office:value="37474.05725" calcext:value-type="float">
            <text:p>37,474.0573</text:p>
          </table:table-cell>
          <table:table-cell table:formula="of:=[.D11]/PI()" office:value-type="float" office:value="11928.3628980924" calcext:value-type="float">
            <text:p>11,928.3629</text:p>
          </table:table-cell>
          <table:table-cell/>
          <table:table-cell table:formula="of:=[.G10]*2" office:value-type="float" office:value="48000000" calcext:value-type="float">
            <text:p>48,000,000 </text:p>
          </table:table-cell>
          <table:table-cell table:formula="of:=cmm/[.G11]" office:value-type="float" office:value="6245.67620833333" calcext:value-type="float">
            <text:p>6,245.6762</text:p>
          </table:table-cell>
          <table:table-cell table:formula="of:=[.H11]/PI()" office:value-type="float" office:value="1988.06048301539" calcext:value-type="float">
            <text:p>1,988.0605</text:p>
          </table:table-cell>
          <table:table-cell table:formula="of:=[.J10]*2" office:value-type="float" office:value="154400000" calcext:value-type="float">
            <text:p>154,400,000 </text:p>
          </table:table-cell>
          <table:table-cell table:formula="of:=[.K10]/2" office:value-type="float" office:value="1941.66099740933" calcext:value-type="float">
            <text:p>1941.6610</text:p>
          </table:table-cell>
          <table:table-cell table:formula="of:=[.K11]/PI()" office:value-type="float" office:value="618.049891092868" calcext:value-type="float">
            <text:p>618.0499</text:p>
          </table:table-cell>
          <table:table-cell table:number-columns-repeated="5"/>
          <table:table-cell table:formula="of:=[.R10]+1" office:value-type="float" office:value="3" calcext:value-type="float">
            <text:p>3</text:p>
          </table:table-cell>
          <table:table-cell table:formula="of:=2^[.R11]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table:formula="of:=[.C11]*2" office:value-type="float" office:value="16000000" calcext:value-type="float">
            <text:p>16,000,000 </text:p>
          </table:table-cell>
          <table:table-cell table:formula="of:=cmm/[.C12]" office:value-type="float" office:value="18737.028625" calcext:value-type="float">
            <text:p>18,737.0286</text:p>
          </table:table-cell>
          <table:table-cell table:formula="of:=[.D12]/PI()" office:value-type="float" office:value="5964.18144904618" calcext:value-type="float">
            <text:p>5,964.1814</text:p>
          </table:table-cell>
          <table:table-cell/>
          <table:table-cell table:formula="of:=[.G11]*2" office:value-type="float" office:value="96000000" calcext:value-type="float">
            <text:p>96,000,000 </text:p>
          </table:table-cell>
          <table:table-cell table:formula="of:=cmm/[.G12]" office:value-type="float" office:value="3122.83810416667" calcext:value-type="float">
            <text:p>3,122.8381</text:p>
          </table:table-cell>
          <table:table-cell table:formula="of:=[.H12]/PI()" office:value-type="float" office:value="994.030241507696" calcext:value-type="float">
            <text:p>994.0302</text:p>
          </table:table-cell>
          <table:table-cell table:formula="of:=[.J11]*2" office:value-type="float" office:value="308800000" calcext:value-type="float">
            <text:p>308,800,000 </text:p>
          </table:table-cell>
          <table:table-cell table:formula="of:=[.K11]/2" office:value-type="float" office:value="970.830498704663" calcext:value-type="float">
            <text:p>970.8305</text:p>
          </table:table-cell>
          <table:table-cell table:formula="of:=[.K12]/PI()" office:value-type="float" office:value="309.024945546434" calcext:value-type="float">
            <text:p>309.0249</text:p>
          </table:table-cell>
          <table:table-cell table:number-columns-repeated="5"/>
          <table:table-cell table:formula="of:=[.R11]+1" office:value-type="float" office:value="4" calcext:value-type="float">
            <text:p>4</text:p>
          </table:table-cell>
          <table:table-cell table:formula="of:=2^[.R12]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12]*2" office:value-type="float" office:value="32000000" calcext:value-type="float">
            <text:p>32,000,000 </text:p>
          </table:table-cell>
          <table:table-cell table:formula="of:=cmm/[.C13]" office:value-type="float" office:value="9368.5143125" calcext:value-type="float">
            <text:p>9,368.5143</text:p>
          </table:table-cell>
          <table:table-cell table:formula="of:=[.D13]/PI()" office:value-type="float" office:value="2982.09072452309" calcext:value-type="float">
            <text:p>2,982.0907</text:p>
          </table:table-cell>
          <table:table-cell/>
          <table:table-cell table:formula="of:=[.G12]*2" office:value-type="float" office:value="192000000" calcext:value-type="float">
            <text:p>192,000,000 </text:p>
          </table:table-cell>
          <table:table-cell table:formula="of:=cmm/[.G13]" office:value-type="float" office:value="1561.41905208333" calcext:value-type="float">
            <text:p>1,561.4191</text:p>
          </table:table-cell>
          <table:table-cell table:formula="of:=[.H13]/PI()" office:value-type="float" office:value="497.015120753848" calcext:value-type="float">
            <text:p>497.0151</text:p>
          </table:table-cell>
          <table:table-cell table:formula="of:=[.J12]*2" office:value-type="float" office:value="617600000" calcext:value-type="float">
            <text:p>617,600,000 </text:p>
          </table:table-cell>
          <table:table-cell table:formula="of:=[.K12]/2" office:value-type="float" office:value="485.415249352332" calcext:value-type="float">
            <text:p>485.4152</text:p>
          </table:table-cell>
          <table:table-cell table:formula="of:=[.K13]/PI()" office:value-type="float" office:value="154.512472773217" calcext:value-type="float">
            <text:p>154.5125</text:p>
          </table:table-cell>
          <table:table-cell table:number-columns-repeated="5"/>
          <table:table-cell table:formula="of:=[.R12]+1" office:value-type="float" office:value="5" calcext:value-type="float">
            <text:p>5</text:p>
          </table:table-cell>
          <table:table-cell table:formula="of:=2^[.R13]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/>
          <table:table-cell table:formula="of:=[.C13]*2" office:value-type="float" office:value="64000000" calcext:value-type="float">
            <text:p>64,000,000 </text:p>
          </table:table-cell>
          <table:table-cell table:formula="of:=cmm/[.C14]" office:value-type="float" office:value="4684.25715625" calcext:value-type="float">
            <text:p>4,684.2572</text:p>
          </table:table-cell>
          <table:table-cell table:formula="of:=[.D14]/PI()" office:value-type="float" office:value="1491.04536226154" calcext:value-type="float">
            <text:p>1,491.0454</text:p>
          </table:table-cell>
          <table:table-cell/>
          <table:table-cell table:formula="of:=[.G13]*2" office:value-type="float" office:value="384000000" calcext:value-type="float">
            <text:p>384,000,000 </text:p>
          </table:table-cell>
          <table:table-cell table:formula="of:=cmm/[.G14]" office:value-type="float" office:value="780.709526041667" calcext:value-type="float">
            <text:p>780.7095</text:p>
          </table:table-cell>
          <table:table-cell table:formula="of:=[.H14]/PI()" office:value-type="float" office:value="248.507560376924" calcext:value-type="float">
            <text:p>248.5076</text:p>
          </table:table-cell>
          <table:table-cell table:formula="of:=[.J13]*2" office:value-type="float" office:value="1235200000" calcext:value-type="float">
            <text:p>1,235,200,000 </text:p>
          </table:table-cell>
          <table:table-cell table:formula="of:=[.K13]/2" office:value-type="float" office:value="242.707624676166" calcext:value-type="float">
            <text:p>242.7076</text:p>
          </table:table-cell>
          <table:table-cell table:formula="of:=[.K14]/PI()" office:value-type="float" office:value="77.2562363866085" calcext:value-type="float">
            <text:p>77.2562</text:p>
          </table:table-cell>
          <table:table-cell office:value-type="string" calcext:value-type="string">
            <text:p>3” Cu Tube</text:p>
          </table:table-cell>
          <table:table-cell office:value-type="float" office:value="79.375" calcext:value-type="float">
            <text:p>79.38</text:p>
          </table:table-cell>
          <table:table-cell table:formula="of:=[.N14]/[.L14]" office:value-type="float" office:value="1.02742514666115" calcext:value-type="float">
            <text:p>1.03</text:p>
          </table:table-cell>
          <table:table-cell table:formula="of:=[.L12]-2*[.N14]" office:value-type="float" office:value="150.274945546434" calcext:value-type="float">
            <text:p>150.27</text:p>
          </table:table-cell>
          <table:table-cell table:formula="of:=1/ABS([.O14]-1)" office:value-type="float" office:value="36.4628861371398" calcext:value-type="float">
            <text:p>36.46</text:p>
          </table:table-cell>
          <table:table-cell table:formula="of:=[.R13]+1" office:value-type="float" office:value="6" calcext:value-type="float">
            <text:p>6</text:p>
          </table:table-cell>
          <table:table-cell table:formula="of:=2^[.R14]" office:value-type="float" office:value="64" calcext:value-type="float">
            <text:p>64</text:p>
          </table:table-cell>
          <table:table-cell table:formula="of:=[.S14]/[.Q14]" office:value-type="float" office:value="1.75520938631382" calcext:value-type="float">
            <text:p>1.76</text:p>
          </table:table-cell>
        </table:table-row>
        <table:table-row table:style-name="ro1">
          <table:table-cell table:number-columns-repeated="2"/>
          <table:table-cell table:formula="of:=[.C14]*2" office:value-type="float" office:value="128000000" calcext:value-type="float">
            <text:p>128,000,000 </text:p>
          </table:table-cell>
          <table:table-cell table:formula="of:=cmm/[.C15]" office:value-type="float" office:value="2342.128578125" calcext:value-type="float">
            <text:p>2,342.1286</text:p>
          </table:table-cell>
          <table:table-cell table:formula="of:=[.D15]/PI()" office:value-type="float" office:value="745.522681130772" calcext:value-type="float">
            <text:p>745.5227</text:p>
          </table:table-cell>
          <table:table-cell/>
          <table:table-cell table:formula="of:=[.G14]*2" office:value-type="float" office:value="768000000" calcext:value-type="float">
            <text:p>768,000,000 </text:p>
          </table:table-cell>
          <table:table-cell table:formula="of:=cmm/[.G15]" office:value-type="float" office:value="390.354763020833" calcext:value-type="float">
            <text:p>390.3548</text:p>
          </table:table-cell>
          <table:table-cell table:formula="of:=[.H15]/PI()" office:value-type="float" office:value="124.253780188462" calcext:value-type="float">
            <text:p>124.2538</text:p>
          </table:table-cell>
          <table:table-cell table:formula="of:=[.J14]*2" office:value-type="float" office:value="2470400000" calcext:value-type="float">
            <text:p>2,470,400,000 </text:p>
          </table:table-cell>
          <table:table-cell table:formula="of:=[.K14]/2" office:value-type="float" office:value="121.353812338083" calcext:value-type="float">
            <text:p>121.3538</text:p>
          </table:table-cell>
          <table:table-cell table:formula="of:=[.K15]/PI()" office:value-type="float" office:value="38.6281181933043" calcext:value-type="float">
            <text:p>38.6281</text:p>
          </table:table-cell>
          <table:table-cell office:value-type="string" calcext:value-type="string">
            <text:p>1.5” Cu Tube</text:p>
          </table:table-cell>
          <table:table-cell office:value-type="float" office:value="41.275" calcext:value-type="float">
            <text:p>41.28</text:p>
          </table:table-cell>
          <table:table-cell table:formula="of:=[.N15]/[.L15]" office:value-type="float" office:value="1.0685221525276" calcext:value-type="float">
            <text:p>1.07</text:p>
          </table:table-cell>
          <table:table-cell table:formula="of:=[.L13]-2*[.N15]" office:value-type="float" office:value="71.9624727732171" calcext:value-type="float">
            <text:p>71.96</text:p>
          </table:table-cell>
          <table:table-cell table:formula="of:=1/ABS([.O15]-1)" office:value-type="float" office:value="14.593820583748" calcext:value-type="float">
            <text:p>14.59</text:p>
          </table:table-cell>
          <table:table-cell table:formula="of:=[.R14]+1" office:value-type="float" office:value="7" calcext:value-type="float">
            <text:p>7</text:p>
          </table:table-cell>
          <table:table-cell table:formula="of:=2^[.R15]" office:value-type="float" office:value="128" calcext:value-type="float">
            <text:p>128</text:p>
          </table:table-cell>
          <table:table-cell table:formula="of:=[.S15]/[.Q15]" office:value-type="float" office:value="8.77083552353275" calcext:value-type="float">
            <text:p>8.77</text:p>
          </table:table-cell>
        </table:table-row>
        <table:table-row table:style-name="ro1">
          <table:table-cell table:number-columns-repeated="2"/>
          <table:table-cell table:formula="of:=[.C15]*2" office:value-type="float" office:value="256000000" calcext:value-type="float">
            <text:p>256,000,000 </text:p>
          </table:table-cell>
          <table:table-cell table:formula="of:=cmm/[.C16]" office:value-type="float" office:value="1171.0642890625" calcext:value-type="float">
            <text:p>1,171.0643</text:p>
          </table:table-cell>
          <table:table-cell table:formula="of:=[.D16]/PI()" office:value-type="float" office:value="372.761340565386" calcext:value-type="float">
            <text:p>372.7613</text:p>
          </table:table-cell>
          <table:table-cell/>
          <table:table-cell table:formula="of:=[.G15]*2" office:value-type="float" office:value="1536000000" calcext:value-type="float">
            <text:p>1,536,000,000 </text:p>
          </table:table-cell>
          <table:table-cell table:formula="of:=cmm/[.G16]" office:value-type="float" office:value="195.177381510417" calcext:value-type="float">
            <text:p>195.1774</text:p>
          </table:table-cell>
          <table:table-cell table:formula="of:=[.H16]/PI()" office:value-type="float" office:value="62.126890094231" calcext:value-type="float">
            <text:p>62.1269</text:p>
          </table:table-cell>
          <table:table-cell table:formula="of:=[.J15]*2" office:value-type="float" office:value="4940800000" calcext:value-type="float">
            <text:p>4,940,800,000 </text:p>
          </table:table-cell>
          <table:table-cell table:formula="of:=[.K15]/2" office:value-type="float" office:value="60.6769061690415" calcext:value-type="float">
            <text:p>60.6769</text:p>
          </table:table-cell>
          <table:table-cell table:formula="of:=[.K16]/PI()" office:value-type="float" office:value="19.3140590966521" calcext:value-type="float">
            <text:p>19.3141</text:p>
          </table:table-cell>
          <table:table-cell office:value-type="string" calcext:value-type="string">
            <text:p>3/4”Cu Tube</text:p>
          </table:table-cell>
          <table:table-cell office:value-type="float" office:value="22.225" calcext:value-type="float">
            <text:p>22.23</text:p>
          </table:table-cell>
          <table:table-cell table:formula="of:=[.N16]/[.L16]" office:value-type="float" office:value="1.15071616426049" calcext:value-type="float">
            <text:p>1.15</text:p>
          </table:table-cell>
          <table:table-cell table:formula="of:=[.L14]-2*[.N16]" office:value-type="float" office:value="32.8062363866085" calcext:value-type="float">
            <text:p>32.81</text:p>
          </table:table-cell>
          <table:table-cell table:formula="of:=1/ABS([.O16]-1)" office:value-type="float" office:value="6.63498838964372" calcext:value-type="float">
            <text:p>6.63</text:p>
          </table:table-cell>
          <table:table-cell table:formula="of:=[.R15]+1" office:value-type="float" office:value="8" calcext:value-type="float">
            <text:p>8</text:p>
          </table:table-cell>
          <table:table-cell table:formula="of:=2^[.R16]" office:value-type="float" office:value="256" calcext:value-type="float">
            <text:p>256</text:p>
          </table:table-cell>
          <table:table-cell table:formula="of:=[.S16]/[.Q16]" office:value-type="float" office:value="38.5833380506859" calcext:value-type="float">
            <text:p>38.58</text:p>
          </table:table-cell>
        </table:table-row>
        <table:table-row table:style-name="ro1">
          <table:table-cell table:number-columns-repeated="2"/>
          <table:table-cell table:formula="of:=[.C16]*2" office:value-type="float" office:value="512000000" calcext:value-type="float">
            <text:p>512,000,000 </text:p>
          </table:table-cell>
          <table:table-cell table:formula="of:=cmm/[.C17]" office:value-type="float" office:value="585.53214453125" calcext:value-type="float">
            <text:p>585.5321</text:p>
          </table:table-cell>
          <table:table-cell table:formula="of:=[.D17]/PI()" office:value-type="float" office:value="186.380670282693" calcext:value-type="float">
            <text:p>186.3807</text:p>
          </table:table-cell>
          <table:table-cell/>
          <table:table-cell table:formula="of:=[.G16]*2" office:value-type="float" office:value="3072000000" calcext:value-type="float">
            <text:p>3,072,000,000 </text:p>
          </table:table-cell>
          <table:table-cell table:formula="of:=cmm/[.G17]" office:value-type="float" office:value="97.5886907552083" calcext:value-type="float">
            <text:p>97.5887</text:p>
          </table:table-cell>
          <table:table-cell table:formula="of:=[.H17]/PI()" office:value-type="float" office:value="31.0634450471155" calcext:value-type="float">
            <text:p>31.0634</text:p>
          </table:table-cell>
          <table:table-cell table:formula="of:=[.J16]*2" office:value-type="float" office:value="9881600000" calcext:value-type="float">
            <text:p>9,881,600,000 </text:p>
          </table:table-cell>
          <table:table-cell table:formula="of:=[.K16]/2" office:value-type="float" office:value="30.3384530845207" calcext:value-type="float">
            <text:p>30.3385</text:p>
          </table:table-cell>
          <table:table-cell table:formula="of:=[.K17]/PI()" office:value-type="float" office:value="9.65702954832607" calcext:value-type="float">
            <text:p>9.6570</text:p>
          </table:table-cell>
          <table:table-cell office:value-type="string" calcext:value-type="string">
            <text:p>000 (3/0) awg</text:p>
          </table:table-cell>
          <table:table-cell office:value-type="float" office:value="10.405" calcext:value-type="float">
            <text:p>10.41</text:p>
          </table:table-cell>
          <table:table-cell table:formula="of:=[.N17]/[.L17]" office:value-type="float" office:value="1.07745347033795" calcext:value-type="float">
            <text:p>1.08</text:p>
          </table:table-cell>
          <table:table-cell table:formula="of:=[.L15]-2*[.N17]" office:value-type="float" office:value="17.8181181933043" calcext:value-type="float">
            <text:p>17.82</text:p>
          </table:table-cell>
          <table:table-cell table:formula="of:=1/ABS([.O17]-1)" office:value-type="float" office:value="12.9109773343505" calcext:value-type="float">
            <text:p>12.91</text:p>
          </table:table-cell>
          <table:table-cell table:formula="of:=[.R16]+1" office:value-type="float" office:value="9" calcext:value-type="float">
            <text:p>9</text:p>
          </table:table-cell>
          <table:table-cell table:formula="of:=2^[.R17]" office:value-type="float" office:value="512" calcext:value-type="float">
            <text:p>512</text:p>
          </table:table-cell>
          <table:table-cell table:formula="of:=[.S17]/[.Q17]" office:value-type="float" office:value="39.656176813028" calcext:value-type="float">
            <text:p>39.66</text:p>
          </table:table-cell>
        </table:table-row>
        <table:table-row table:style-name="ro1">
          <table:table-cell/>
          <table:table-cell table:style-name="ce1" office:value-type="string" calcext:value-type="string">
            <text:p>Ghz:</text:p>
          </table:table-cell>
          <table:table-cell table:formula="of:=[.C17]*2" office:value-type="float" office:value="1024000000" calcext:value-type="float">
            <text:p>1,024,000,000 </text:p>
          </table:table-cell>
          <table:table-cell table:formula="of:=cmm/[.C18]" office:value-type="float" office:value="292.766072265625" calcext:value-type="float">
            <text:p>292.7661</text:p>
          </table:table-cell>
          <table:table-cell table:formula="of:=[.D18]/PI()" office:value-type="float" office:value="93.1903351413465" calcext:value-type="float">
            <text:p>93.1903</text:p>
          </table:table-cell>
          <table:table-cell/>
          <table:table-cell table:formula="of:=[.G17]*2" office:value-type="float" office:value="6144000000" calcext:value-type="float">
            <text:p>6,144,000,000 </text:p>
          </table:table-cell>
          <table:table-cell table:formula="of:=cmm/[.G18]" office:value-type="float" office:value="48.7943453776042" calcext:value-type="float">
            <text:p>48.7943</text:p>
          </table:table-cell>
          <table:table-cell table:formula="of:=[.H18]/PI()" office:value-type="float" office:value="15.5317225235578" calcext:value-type="float">
            <text:p>15.5317</text:p>
          </table:table-cell>
          <table:table-cell table:formula="of:=[.J17]*2" office:value-type="float" office:value="19763200000" calcext:value-type="float">
            <text:p>19,763,200,000 </text:p>
          </table:table-cell>
          <table:table-cell table:formula="of:=[.K17]/2" office:value-type="float" office:value="15.1692265422604" calcext:value-type="float">
            <text:p>15.1692</text:p>
          </table:table-cell>
          <table:table-cell table:formula="of:=[.K18]/PI()" office:value-type="float" office:value="4.82851477416303" calcext:value-type="float">
            <text:p>4.8285</text:p>
          </table:table-cell>
          <table:table-cell office:value-type="string" calcext:value-type="string">
            <text:p>4 awg</text:p>
          </table:table-cell>
          <table:table-cell office:value-type="float" office:value="5.189" calcext:value-type="float">
            <text:p>5.19</text:p>
          </table:table-cell>
          <table:table-cell table:formula="of:=[.N18]/[.L18]" office:value-type="float" office:value="1.07465757954514" calcext:value-type="float">
            <text:p>1.07</text:p>
          </table:table-cell>
          <table:table-cell table:formula="of:=[.L16]-2*[.N18]" office:value-type="float" office:value="8.93605909665213" calcext:value-type="float">
            <text:p>8.94</text:p>
          </table:table-cell>
          <table:table-cell table:formula="of:=1/ABS([.O18]-1)" office:value-type="float" office:value="13.3944872857197" calcext:value-type="float">
            <text:p>13.39</text:p>
          </table:table-cell>
          <table:table-cell table:formula="of:=[.R17]+1" office:value-type="float" office:value="10" calcext:value-type="float">
            <text:p>10</text:p>
          </table:table-cell>
          <table:table-cell table:formula="of:=2^[.R18]" office:value-type="float" office:value="1024" calcext:value-type="float">
            <text:p>1024</text:p>
          </table:table-cell>
          <table:table-cell table:formula="of:=[.S18]/[.Q18]" office:value-type="float" office:value="76.4493614542248" calcext:value-type="float">
            <text:p>76.45</text:p>
          </table:table-cell>
        </table:table-row>
        <table:table-row table:style-name="ro1">
          <table:table-cell table:number-columns-repeated="2"/>
          <table:table-cell table:formula="of:=[.C18]*2" office:value-type="float" office:value="2048000000" calcext:value-type="float">
            <text:p>2,048,000,000 </text:p>
          </table:table-cell>
          <table:table-cell table:formula="of:=cmm/[.C19]" office:value-type="float" office:value="146.383036132813" calcext:value-type="float">
            <text:p>146.3830</text:p>
          </table:table-cell>
          <table:table-cell table:formula="of:=[.D19]/PI()" office:value-type="float" office:value="46.5951675706733" calcext:value-type="float">
            <text:p>46.5952</text:p>
          </table:table-cell>
          <table:table-cell/>
          <table:table-cell table:formula="of:=[.G18]*2" office:value-type="float" office:value="12288000000" calcext:value-type="float">
            <text:p>12,288,000,000 </text:p>
          </table:table-cell>
          <table:table-cell table:formula="of:=cmm/[.G19]" office:value-type="float" office:value="24.3971726888021" calcext:value-type="float">
            <text:p>24.3972</text:p>
          </table:table-cell>
          <table:table-cell table:formula="of:=[.H19]/PI()" office:value-type="float" office:value="7.76586126177888" calcext:value-type="float">
            <text:p>7.7659</text:p>
          </table:table-cell>
          <table:table-cell table:formula="of:=[.J18]*2" office:value-type="float" office:value="39526400000" calcext:value-type="float">
            <text:p>39,526,400,000 </text:p>
          </table:table-cell>
          <table:table-cell table:formula="of:=[.K18]/2" office:value-type="float" office:value="7.58461327113018" calcext:value-type="float">
            <text:p>7.5846</text:p>
          </table:table-cell>
          <table:table-cell table:formula="of:=[.K19]/PI()" office:value-type="float" office:value="2.41425738708152" calcext:value-type="float">
            <text:p>2.4143</text:p>
          </table:table-cell>
          <table:table-cell office:value-type="string" calcext:value-type="string">
            <text:p>10 awg</text:p>
          </table:table-cell>
          <table:table-cell office:value-type="float" office:value="2.588" calcext:value-type="float">
            <text:p>2.59</text:p>
          </table:table-cell>
          <table:table-cell table:formula="of:=[.N19]/[.L19]" office:value-type="float" office:value="1.07196524026318" calcext:value-type="float">
            <text:p>1.07</text:p>
          </table:table-cell>
          <table:table-cell table:formula="of:=[.L17]-2*[.N19]" office:value-type="float" office:value="4.48102954832607" calcext:value-type="float">
            <text:p>4.48</text:p>
          </table:table-cell>
          <table:table-cell table:formula="of:=1/ABS([.O19]-1)" office:value-type="float" office:value="13.895597323693" calcext:value-type="float">
            <text:p>13.9</text:p>
          </table:table-cell>
          <table:table-cell table:formula="of:=[.R18]+1" office:value-type="float" office:value="11" calcext:value-type="float">
            <text:p>11</text:p>
          </table:table-cell>
          <table:table-cell table:formula="of:=2^[.R19]" office:value-type="float" office:value="2048" calcext:value-type="float">
            <text:p>2048</text:p>
          </table:table-cell>
          <table:table-cell table:formula="of:=[.S19]/[.Q19]" office:value-type="float" office:value="147.384812058997" calcext:value-type="float">
            <text:p>147.38</text:p>
          </table:table-cell>
        </table:table-row>
        <table:table-row table:style-name="ro1">
          <table:table-cell table:number-columns-repeated="2"/>
          <table:table-cell table:formula="of:=[.C19]*2" office:value-type="float" office:value="4096000000" calcext:value-type="float">
            <text:p>4,096,000,000 </text:p>
          </table:table-cell>
          <table:table-cell table:formula="of:=cmm/[.C20]" office:value-type="float" office:value="73.1915180664062" calcext:value-type="float">
            <text:p>73.1915</text:p>
          </table:table-cell>
          <table:table-cell table:formula="of:=[.D20]/PI()" office:value-type="float" office:value="23.2975837853366" calcext:value-type="float">
            <text:p>23.2976</text:p>
          </table:table-cell>
          <table:table-cell/>
          <table:table-cell table:formula="of:=[.G19]*2" office:value-type="float" office:value="24576000000" calcext:value-type="float">
            <text:p>24,576,000,000 </text:p>
          </table:table-cell>
          <table:table-cell table:formula="of:=cmm/[.G20]" office:value-type="float" office:value="12.198586344401" calcext:value-type="float">
            <text:p>12.1986</text:p>
          </table:table-cell>
          <table:table-cell table:formula="of:=[.H20]/PI()" office:value-type="float" office:value="3.88293063088944" calcext:value-type="float">
            <text:p>3.8829</text:p>
          </table:table-cell>
          <table:table-cell table:formula="of:=[.J19]*2" office:value-type="float" office:value="79052800000" calcext:value-type="float">
            <text:p>79,052,800,000 </text:p>
          </table:table-cell>
          <table:table-cell table:formula="of:=[.K19]/2" office:value-type="float" office:value="3.79230663556509" calcext:value-type="float">
            <text:p>3.7923</text:p>
          </table:table-cell>
          <table:table-cell table:formula="of:=[.K20]/PI()" office:value-type="float" office:value="1.20712869354076" calcext:value-type="float">
            <text:p>1.2071</text:p>
          </table:table-cell>
          <table:table-cell office:value-type="string" calcext:value-type="string">
            <text:p>16 awg</text:p>
          </table:table-cell>
          <table:table-cell office:value-type="float" office:value="1.291" calcext:value-type="float">
            <text:p>1.29</text:p>
          </table:table-cell>
          <table:table-cell table:formula="of:=[.N20]/[.L20]" office:value-type="float" office:value="1.06948000400291" calcext:value-type="float">
            <text:p>1.07</text:p>
          </table:table-cell>
          <table:table-cell table:formula="of:=[.L18]-2*[.N20]" office:value-type="float" office:value="2.24651477416303" calcext:value-type="float">
            <text:p>2.25</text:p>
          </table:table-cell>
          <table:table-cell table:formula="of:=1/ABS([.O20]-1)" office:value-type="float" office:value="14.3926301437474" calcext:value-type="float">
            <text:p>14.39</text:p>
          </table:table-cell>
          <table:table-cell table:formula="of:=[.R19]+1" office:value-type="float" office:value="12" calcext:value-type="float">
            <text:p>12</text:p>
          </table:table-cell>
          <table:table-cell table:formula="of:=2^[.R20]" office:value-type="float" office:value="4096" calcext:value-type="float">
            <text:p>4096</text:p>
          </table:table-cell>
          <table:table-cell table:formula="of:=[.S20]/[.Q20]" office:value-type="float" office:value="284.590096395927" calcext:value-type="float">
            <text:p>284.59</text:p>
          </table:table-cell>
        </table:table-row>
        <table:table-row table:style-name="ro1">
          <table:table-cell table:number-columns-repeated="2"/>
          <table:table-cell table:formula="of:=[.C20]*2" office:value-type="float" office:value="8192000000" calcext:value-type="float">
            <text:p>8,192,000,000 </text:p>
          </table:table-cell>
          <table:table-cell table:formula="of:=cmm/[.C21]" office:value-type="float" office:value="36.5957590332031" calcext:value-type="float">
            <text:p>36.5958</text:p>
          </table:table-cell>
          <table:table-cell table:formula="of:=[.D21]/PI()" office:value-type="float" office:value="11.6487918926683" calcext:value-type="float">
            <text:p>11.6488</text:p>
          </table:table-cell>
          <table:table-cell/>
          <table:table-cell table:formula="of:=[.G20]*2" office:value-type="float" office:value="49152000000" calcext:value-type="float">
            <text:p>49,152,000,000 </text:p>
          </table:table-cell>
          <table:table-cell table:formula="of:=cmm/[.G21]" office:value-type="float" office:value="6.09929317220052" calcext:value-type="float">
            <text:p>6.0993</text:p>
          </table:table-cell>
          <table:table-cell table:formula="of:=[.H21]/PI()" office:value-type="float" office:value="1.94146531544472" calcext:value-type="float">
            <text:p>1.9415</text:p>
          </table:table-cell>
          <table:table-cell table:formula="of:=[.J20]*2" office:value-type="float" office:value="158105600000" calcext:value-type="float">
            <text:p>158,105,600,000 </text:p>
          </table:table-cell>
          <table:table-cell table:formula="of:=[.K20]/2" office:value-type="float" office:value="1.89615331778255" calcext:value-type="float">
            <text:p>1.8962</text:p>
          </table:table-cell>
          <table:table-cell table:formula="of:=[.K21]/PI()" office:value-type="float" office:value="0.603564346770379" calcext:value-type="float">
            <text:p>0.6036</text:p>
          </table:table-cell>
          <table:table-cell office:value-type="string" calcext:value-type="string">
            <text:p>22 awg</text:p>
          </table:table-cell>
          <table:table-cell office:value-type="float" office:value="0.644" calcext:value-type="float">
            <text:p>0.64</text:p>
          </table:table-cell>
          <table:table-cell table:formula="of:=[.N21]/[.L21]" office:value-type="float" office:value="1.06699476774264" calcext:value-type="float">
            <text:p>1.07</text:p>
          </table:table-cell>
          <table:table-cell table:formula="of:=[.L19]-2*[.N21]" office:value-type="float" office:value="1.12625738708152" calcext:value-type="float">
            <text:p>1.13</text:p>
          </table:table-cell>
          <table:table-cell table:formula="of:=1/ABS([.O21]-1)" office:value-type="float" office:value="14.9265387983949" calcext:value-type="float">
            <text:p>14.93</text:p>
          </table:table-cell>
          <table:table-cell table:formula="of:=[.R20]+1" office:value-type="float" office:value="13" calcext:value-type="float">
            <text:p>13</text:p>
          </table:table-cell>
          <table:table-cell table:formula="of:=2^[.R21]" office:value-type="float" office:value="8192" calcext:value-type="float">
            <text:p>8192</text:p>
          </table:table-cell>
          <table:table-cell table:formula="of:=[.S21]/[.Q21]" office:value-type="float" office:value="548.821137347723" calcext:value-type="float">
            <text:p>548.82</text:p>
          </table:table-cell>
        </table:table-row>
        <table:table-row table:style-name="ro1">
          <table:table-cell table:number-columns-repeated="2"/>
          <table:table-cell table:formula="of:=[.C21]*2" office:value-type="float" office:value="16384000000" calcext:value-type="float">
            <text:p>16,384,000,000 </text:p>
          </table:table-cell>
          <table:table-cell table:formula="of:=cmm/[.C22]" office:value-type="float" office:value="18.2978795166016" calcext:value-type="float">
            <text:p>18.2979</text:p>
          </table:table-cell>
          <table:table-cell table:formula="of:=[.D22]/PI()" office:value-type="float" office:value="5.82439594633416" calcext:value-type="float">
            <text:p>5.8244</text:p>
          </table:table-cell>
          <table:table-cell/>
          <table:table-cell table:formula="of:=[.G21]*2" office:value-type="float" office:value="98304000000" calcext:value-type="float">
            <text:p>98,304,000,000 </text:p>
          </table:table-cell>
          <table:table-cell table:formula="of:=cmm/[.G22]" office:value-type="float" office:value="3.04964658610026" calcext:value-type="float">
            <text:p>3.0496</text:p>
          </table:table-cell>
          <table:table-cell table:formula="of:=[.H22]/PI()" office:value-type="float" office:value="0.97073265772236" calcext:value-type="float">
            <text:p>0.9707</text:p>
          </table:table-cell>
          <table:table-cell table:formula="of:=[.J21]*2" office:value-type="float" office:value="316211200000" calcext:value-type="float">
            <text:p>316,211,200,000 </text:p>
          </table:table-cell>
          <table:table-cell table:formula="of:=[.K21]/2" office:value-type="float" office:value="0.948076658891273" calcext:value-type="float">
            <text:p>0.9481</text:p>
          </table:table-cell>
          <table:table-cell table:formula="of:=[.K22]/PI()" office:value-type="float" office:value="0.30178217338519" calcext:value-type="float">
            <text:p>0.3018</text:p>
          </table:table-cell>
          <table:table-cell office:value-type="string" calcext:value-type="string">
            <text:p>28 awg</text:p>
          </table:table-cell>
          <table:table-cell office:value-type="float" office:value="0.321" calcext:value-type="float">
            <text:p>0.32</text:p>
          </table:table-cell>
          <table:table-cell table:formula="of:=[.N22]/[.L22]" office:value-type="float" office:value="1.06368111939562" calcext:value-type="float">
            <text:p>1.06</text:p>
          </table:table-cell>
          <table:table-cell table:formula="of:=[.L20]-2*[.N22]" office:value-type="float" office:value="0.565128693540758" calcext:value-type="float">
            <text:p>0.57</text:p>
          </table:table-cell>
          <table:table-cell table:formula="of:=1/ABS([.O22]-1)" office:value-type="float" office:value="15.7032415493132" calcext:value-type="float">
            <text:p>15.7</text:p>
          </table:table-cell>
          <table:table-cell table:formula="of:=[.R21]+1" office:value-type="float" office:value="14" calcext:value-type="float">
            <text:p>14</text:p>
          </table:table-cell>
          <table:table-cell table:formula="of:=2^[.R22]" office:value-type="float" office:value="16384" calcext:value-type="float">
            <text:p>16384</text:p>
          </table:table-cell>
          <table:table-cell table:formula="of:=[.S22]/[.Q22]" office:value-type="float" office:value="1043.35146017776" calcext:value-type="float">
            <text:p>1043.35</text:p>
          </table:table-cell>
        </table:table-row>
        <table:table-row table:style-name="ro1">
          <table:table-cell table:number-columns-repeated="2"/>
          <table:table-cell table:formula="of:=[.C22]*2" office:value-type="float" office:value="32768000000" calcext:value-type="float">
            <text:p>32,768,000,000 </text:p>
          </table:table-cell>
          <table:table-cell table:formula="of:=cmm/[.C23]" office:value-type="float" office:value="9.14893975830078" calcext:value-type="float">
            <text:p>9.1489</text:p>
          </table:table-cell>
          <table:table-cell table:formula="of:=[.D23]/PI()" office:value-type="float" office:value="2.91219797316708" calcext:value-type="float">
            <text:p>2.9122</text:p>
          </table:table-cell>
          <table:table-cell/>
          <table:table-cell table:formula="of:=[.G22]*2" office:value-type="float" office:value="196608000000" calcext:value-type="float">
            <text:p>196,608,000,000 </text:p>
          </table:table-cell>
          <table:table-cell table:formula="of:=cmm/[.G23]" office:value-type="float" office:value="1.52482329305013" calcext:value-type="float">
            <text:p>1.5248</text:p>
          </table:table-cell>
          <table:table-cell table:formula="of:=[.H23]/PI()" office:value-type="float" office:value="0.48536632886118" calcext:value-type="float">
            <text:p>0.4854</text:p>
          </table:table-cell>
          <table:table-cell table:formula="of:=[.J22]*2" office:value-type="float" office:value="632422400000" calcext:value-type="float">
            <text:p>632,422,400,000 </text:p>
          </table:table-cell>
          <table:table-cell table:formula="of:=[.K22]/2" office:value-type="float" office:value="0.474038329445636" calcext:value-type="float">
            <text:p>0.4740</text:p>
          </table:table-cell>
          <table:table-cell table:formula="of:=[.K23]/PI()" office:value-type="float" office:value="0.150891086692595" calcext:value-type="float">
            <text:p>0.1509</text:p>
          </table:table-cell>
          <table:table-cell office:value-type="string" calcext:value-type="string">
            <text:p>34 awg</text:p>
          </table:table-cell>
          <table:table-cell office:value-type="float" office:value="0.16" calcext:value-type="float">
            <text:p>0.16</text:p>
          </table:table-cell>
          <table:table-cell table:formula="of:=[.N23]/[.L23]" office:value-type="float" office:value="1.06036747104859" calcext:value-type="float">
            <text:p>1.06</text:p>
          </table:table-cell>
          <table:table-cell table:formula="of:=[.L21]-2*[.N23]" office:value-type="float" office:value="0.283564346770379" calcext:value-type="float">
            <text:p>0.28</text:p>
          </table:table-cell>
          <table:table-cell table:formula="of:=1/ABS([.O23]-1)" office:value-type="float" office:value="16.5652127317894" calcext:value-type="float">
            <text:p>16.57</text:p>
          </table:table-cell>
          <table:table-cell table:formula="of:=[.R22]+1" office:value-type="float" office:value="15" calcext:value-type="float">
            <text:p>15</text:p>
          </table:table-cell>
          <table:table-cell table:formula="of:=2^[.R23]" office:value-type="float" office:value="32768" calcext:value-type="float">
            <text:p>32768</text:p>
          </table:table-cell>
          <table:table-cell table:formula="of:=[.S23]/[.Q23]" office:value-type="float" office:value="1978.12129132014" calcext:value-type="float">
            <text:p>1978.12</text:p>
          </table:table-cell>
        </table:table-row>
        <table:table-row table:style-name="ro1">
          <table:table-cell table:number-columns-repeated="2"/>
          <table:table-cell table:formula="of:=[.C23]*2" office:value-type="float" office:value="65536000000" calcext:value-type="float">
            <text:p>65,536,000,000 </text:p>
          </table:table-cell>
          <table:table-cell table:formula="of:=cmm/[.C24]" office:value-type="float" office:value="4.57446987915039" calcext:value-type="float">
            <text:p>4.5745</text:p>
          </table:table-cell>
          <table:table-cell table:formula="of:=[.D24]/PI()" office:value-type="float" office:value="1.45609898658354" calcext:value-type="float">
            <text:p>1.4561</text:p>
          </table:table-cell>
          <table:table-cell/>
          <table:table-cell table:formula="of:=[.G23]*2" office:value-type="float" office:value="393216000000" calcext:value-type="float">
            <text:p>393,216,000,000 </text:p>
          </table:table-cell>
          <table:table-cell table:formula="of:=cmm/[.G24]" office:value-type="float" office:value="0.762411646525065" calcext:value-type="float">
            <text:p>0.7624</text:p>
          </table:table-cell>
          <table:table-cell table:formula="of:=[.H24]/PI()" office:value-type="float" office:value="0.24268316443059" calcext:value-type="float">
            <text:p>0.2427</text:p>
          </table:table-cell>
          <table:table-cell table:formula="of:=[.J23]*2" office:value-type="float" office:value="1264844800000" calcext:value-type="float">
            <text:p>1,264,844,800,000 </text:p>
          </table:table-cell>
          <table:table-cell table:formula="of:=[.K23]/2" office:value-type="float" office:value="0.237019164722818" calcext:value-type="float">
            <text:p>0.2370</text:p>
          </table:table-cell>
          <table:table-cell table:formula="of:=[.K24]/PI()" office:value-type="float" office:value="0.0754455433462974" calcext:value-type="float">
            <text:p>0.0754</text:p>
          </table:table-cell>
          <table:table-cell office:value-type="string" calcext:value-type="string">
            <text:p>40 awg</text:p>
          </table:table-cell>
          <table:table-cell office:value-type="float" office:value="0.0799" calcext:value-type="float">
            <text:p>0.08</text:p>
          </table:table-cell>
          <table:table-cell table:formula="of:=[.N24]/[.L24]" office:value-type="float" office:value="1.05904201170978" calcext:value-type="float">
            <text:p>1.06</text:p>
          </table:table-cell>
          <table:table-cell table:formula="of:=[.L22]-2*[.N24]" office:value-type="float" office:value="0.14198217338519" calcext:value-type="float">
            <text:p>0.14</text:p>
          </table:table-cell>
          <table:table-cell table:formula="of:=1/ABS([.O24]-1)" office:value-type="float" office:value="16.9370922677148" calcext:value-type="float">
            <text:p>16.94</text:p>
          </table:table-cell>
          <table:table-cell table:formula="of:=[.R23]+1" office:value-type="float" office:value="16" calcext:value-type="float">
            <text:p>16</text:p>
          </table:table-cell>
          <table:table-cell table:formula="of:=2^[.R24]" office:value-type="float" office:value="65536" calcext:value-type="float">
            <text:p>65536</text:p>
          </table:table-cell>
          <table:table-cell table:formula="of:=[.S24]/[.Q24]" office:value-type="float" office:value="3869.37727941197" calcext:value-type="float">
            <text:p>3869.38</text:p>
          </table:table-cell>
        </table:table-row>
        <table:table-row table:style-name="ro1">
          <table:table-cell table:number-columns-repeated="2"/>
          <table:table-cell table:formula="of:=[.C24]*2" office:value-type="float" office:value="131072000000" calcext:value-type="float">
            <text:p>131,072,000,000 </text:p>
          </table:table-cell>
          <table:table-cell table:formula="of:=cmm/[.C25]" office:value-type="float" office:value="2.2872349395752" calcext:value-type="float">
            <text:p>2.2872</text:p>
          </table:table-cell>
          <table:table-cell table:formula="of:=[.D25]/PI()" office:value-type="float" office:value="0.72804949329177" calcext:value-type="float">
            <text:p>0.7280</text:p>
          </table:table-cell>
          <table:table-cell/>
          <table:table-cell table:formula="of:=[.G24]*2" office:value-type="float" office:value="786432000000" calcext:value-type="float">
            <text:p>786,432,000,000 </text:p>
          </table:table-cell>
          <table:table-cell table:formula="of:=cmm/[.G25]" office:value-type="float" office:value="0.381205823262533" calcext:value-type="float">
            <text:p>0.3812</text:p>
          </table:table-cell>
          <table:table-cell table:formula="of:=[.H25]/PI()" office:value-type="float" office:value="0.121341582215295" calcext:value-type="float">
            <text:p>0.1213</text:p>
          </table:table-cell>
          <table:table-cell table:formula="of:=[.J24]*2" office:value-type="float" office:value="2529689600000" calcext:value-type="float">
            <text:p>2,529,689,600,000 </text:p>
          </table:table-cell>
          <table:table-cell table:formula="of:=[.K24]/2" office:value-type="float" office:value="0.118509582361409" calcext:value-type="float">
            <text:p>0.1185</text:p>
          </table:table-cell>
          <table:table-cell table:formula="of:=[.K25]/PI()" office:value-type="float" office:value="0.0377227716731487" calcext:value-type="float">
            <text:p>0.0377</text:p>
          </table:table-cell>
          <table:table-cell table:number-columns-repeated="5"/>
          <table:table-cell table:formula="of:=[.R24]+1" office:value-type="float" office:value="17" calcext:value-type="float">
            <text:p>17</text:p>
          </table:table-cell>
          <table:table-cell table:formula="of:=2^[.R25]" office:value-type="float" office:value="131072" calcext:value-type="float">
            <text:p>131072</text:p>
          </table:table-cell>
          <table:table-cell/>
        </table:table-row>
        <table:table-row table:style-name="ro1">
          <table:table-cell table:number-columns-repeated="2"/>
          <table:table-cell table:formula="of:=[.C25]*2" office:value-type="float" office:value="262144000000" calcext:value-type="float">
            <text:p>262,144,000,000 </text:p>
          </table:table-cell>
          <table:table-cell table:formula="of:=cmm/[.C26]" office:value-type="float" office:value="1.1436174697876" calcext:value-type="float">
            <text:p>1.1436</text:p>
          </table:table-cell>
          <table:table-cell table:formula="of:=[.D26]/PI()" office:value-type="float" office:value="0.364024746645885" calcext:value-type="float">
            <text:p>0.3640</text:p>
          </table:table-cell>
          <table:table-cell/>
          <table:table-cell table:formula="of:=[.G25]*2" office:value-type="float" office:value="1572864000000" calcext:value-type="float">
            <text:p>1,572,864,000,000 </text:p>
          </table:table-cell>
          <table:table-cell table:formula="of:=cmm/[.G26]" office:value-type="float" office:value="0.190602911631266" calcext:value-type="float">
            <text:p>0.1906</text:p>
          </table:table-cell>
          <table:table-cell table:formula="of:=[.H26]/PI()" office:value-type="float" office:value="0.0606707911076475" calcext:value-type="float">
            <text:p>0.0607</text:p>
          </table:table-cell>
          <table:table-cell table:formula="of:=[.J25]*2" office:value-type="float" office:value="5059379200000" calcext:value-type="float">
            <text:p>5,059,379,200,000 </text:p>
          </table:table-cell>
          <table:table-cell table:formula="of:=[.K25]/2" office:value-type="float" office:value="0.0592547911807045" calcext:value-type="float">
            <text:p>0.0593</text:p>
          </table:table-cell>
          <table:table-cell table:formula="of:=[.K26]/PI()" office:value-type="float" office:value="0.0188613858365743" calcext:value-type="float">
            <text:p>0.0189</text:p>
          </table:table-cell>
          <table:table-cell table:number-columns-repeated="5"/>
          <table:table-cell table:formula="of:=[.R25]+1" office:value-type="float" office:value="18" calcext:value-type="float">
            <text:p>18</text:p>
          </table:table-cell>
          <table:table-cell table:formula="of:=2^[.R26]" office:value-type="float" office:value="262144" calcext:value-type="float">
            <text:p>262144</text:p>
          </table:table-cell>
          <table:table-cell/>
        </table:table-row>
        <table:table-row table:style-name="ro1">
          <table:table-cell table:number-columns-repeated="2"/>
          <table:table-cell table:formula="of:=[.C26]*2" office:value-type="float" office:value="524288000000" calcext:value-type="float">
            <text:p>524,288,000,000 </text:p>
          </table:table-cell>
          <table:table-cell table:formula="of:=cmm/[.C27]" office:value-type="float" office:value="0.571808734893799" calcext:value-type="float">
            <text:p>0.5718</text:p>
          </table:table-cell>
          <table:table-cell table:formula="of:=[.D27]/PI()" office:value-type="float" office:value="0.182012373322942" calcext:value-type="float">
            <text:p>0.1820</text:p>
          </table:table-cell>
          <table:table-cell/>
          <table:table-cell table:formula="of:=[.G26]*2" office:value-type="float" office:value="3145728000000" calcext:value-type="float">
            <text:p>3,145,728,000,000 </text:p>
          </table:table-cell>
          <table:table-cell table:formula="of:=cmm/[.G27]" office:value-type="float" office:value="0.0953014558156331" calcext:value-type="float">
            <text:p>0.0953</text:p>
          </table:table-cell>
          <table:table-cell table:formula="of:=[.H27]/PI()" office:value-type="float" office:value="0.0303353955538237" calcext:value-type="float">
            <text:p>0.0303</text:p>
          </table:table-cell>
          <table:table-cell table:formula="of:=[.J26]*2" office:value-type="float" office:value="10118758400000" calcext:value-type="float">
            <text:p>10,118,758,400,000 </text:p>
          </table:table-cell>
          <table:table-cell table:formula="of:=[.K26]/2" office:value-type="float" office:value="0.0296273955903523" calcext:value-type="float">
            <text:p>0.0296</text:p>
          </table:table-cell>
          <table:table-cell table:formula="of:=[.K27]/PI()" office:value-type="float" office:value="0.00943069291828717" calcext:value-type="float">
            <text:p>0.0094</text:p>
          </table:table-cell>
          <table:table-cell table:number-columns-repeated="5"/>
          <table:table-cell table:formula="of:=[.R26]+1" office:value-type="float" office:value="19" calcext:value-type="float">
            <text:p>19</text:p>
          </table:table-cell>
          <table:table-cell table:formula="of:=2^[.R27]" office:value-type="float" office:value="524288" calcext:value-type="float">
            <text:p>524288</text:p>
          </table:table-cell>
          <table:table-cell/>
        </table:table-row>
      </table:table>
      <table:named-expressions>
        <table:named-range table:name="cm" table:base-cell-address="$Sheet1.$B$2" table:cell-range-address="$Sheet1.$B$2"/>
        <table:named-range table:name="cmm" table:base-cell-address="$Sheet1.$B$3" table:cell-range-address="$Sheet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">
      <number:text>(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">
      <number:number number:decimal-places="3" number:min-integer-digits="1"/>
    </number:number-style>
    <number:number-style style:name="N126">
      <number:number number:decimal-places="4" number:min-integer-digits="1"/>
    </number:number-style>
    <number:number-style style:name="N128P0" style:volatile="true">
      <number:number number:decimal-places="4" number:min-integer-digits="1" number:grouping="true"/>
    </number:number-style>
    <number:number-style style:name="N128"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0/00/0000</text:date>, <text:time style:data-style-name="N2" text:time-value="14:19:06.25117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6:36:57.491968000</meta:creation-date>
    <dc:date>2015-07-18T14:19:13.704038000</dc:date>
    <meta:editing-duration>P1DT11H39M41S</meta:editing-duration>
    <meta:editing-cycles>24</meta:editing-cycles>
    <meta:generator>LibreOffice/4.3.4.1$MacOSX_x86 LibreOffice_project/bc356b2f991740509f321d70e4512a6a54c5f243</meta:generator>
    <meta:document-statistic meta:table-count="1" meta:cell-count="330" meta:object-count="0"/>
  </office:meta>
</office:document-meta>
</file>